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ad80" officeooo:paragraph-rsid="00193a0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2102a2"/>
    </style:style>
    <style:style style:name="P3" style:family="paragraph" style:parent-style-name="Standard">
      <style:paragraph-properties fo:text-align="end" style:justify-single-word="false"/>
      <style:text-properties officeooo:rsid="003f7ddb" officeooo:paragraph-rsid="003f7ddb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2942a2" officeooo:paragraph-rsid="002102a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2e5f43" officeooo:paragraph-rsid="002102a2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5pt" fo:font-weight="normal" officeooo:rsid="003f7ddb" officeooo:paragraph-rsid="003f7ddb" style:font-size-asian="15pt" style:font-weight-asian="normal" style:font-size-complex="15pt" style:font-weight-complex="normal"/>
    </style:style>
    <style:style style:name="T1" style:family="text">
      <style:text-properties officeooo:rsid="00193a0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0fad80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1aa309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cc527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1cf4f7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1fdfa1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20d3db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2102a2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2942a2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29e96e" style:font-size-asian="15pt" style:font-weight-asian="normal" style:font-size-complex="15pt" style:font-weight-complex="normal"/>
    </style:style>
    <style:style style:name="T12" style:family="text">
      <style:text-properties fo:font-size="15pt" fo:font-weight="normal" officeooo:rsid="002bad0a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2d09fa" style:font-size-asian="15pt" style:font-weight-asian="normal" style:font-size-complex="15pt" style:font-weight-complex="normal"/>
    </style:style>
    <style:style style:name="T14" style:family="text">
      <style:text-properties fo:font-size="15pt" fo:font-weight="normal" officeooo:rsid="002e5f43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2e717b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3dff99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41c1c7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42364c" style:font-size-asian="15pt" style:font-weight-asian="normal" style:font-size-complex="15pt" style:font-weight-complex="normal"/>
    </style:style>
    <style:style style:name="T19" style:family="text">
      <style:text-properties fo:font-size="15pt" fo:font-weight="normal" officeooo:rsid="004256d7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44089b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4485b6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4700dd" style:font-size-asian="15pt" style:font-weight-asian="normal" style:font-size-complex="15pt" style:font-weight-complex="normal"/>
    </style:style>
    <style:style style:name="T23" style:family="text">
      <style:text-properties fo:font-size="15pt" fo:font-weight="normal" officeooo:rsid="00471d84" style:font-size-asian="15pt" style:font-weight-asian="normal" style:font-size-complex="15pt" style:font-weight-complex="normal"/>
    </style:style>
    <style:style style:name="T24" style:family="text">
      <style:text-properties fo:font-size="15pt" fo:font-weight="normal" officeooo:rsid="0048a085" style:font-size-asian="15pt" style:font-weight-asian="normal" style:font-size-complex="15pt" style:font-weight-complex="normal"/>
    </style:style>
    <style:style style:name="T25" style:family="text">
      <style:text-properties fo:font-size="15pt" fo:font-weight="normal" officeooo:rsid="004a59a5" style:font-size-asian="15pt" style:font-weight-asian="normal" style:font-size-complex="15pt" style:font-weight-complex="normal"/>
    </style:style>
    <style:style style:name="T26" style:family="text">
      <style:text-properties fo:font-size="15pt" fo:font-weight="normal" officeooo:rsid="004be27f" style:font-size-asian="15pt" style:font-weight-asian="normal" style:font-size-complex="15pt" style:font-weight-complex="normal"/>
    </style:style>
    <style:style style:name="T27" style:family="text">
      <style:text-properties fo:font-size="15pt" fo:font-weight="normal" officeooo:rsid="0054e5ee" style:font-size-asian="15pt" style:font-weight-asian="normal" style:font-size-complex="15pt" style:font-weight-complex="normal"/>
    </style:style>
    <style:style style:name="T28" style:family="text">
      <style:text-properties fo:font-size="15pt" fo:font-weight="normal" officeooo:rsid="005d36b7" style:font-size-asian="15pt" style:font-weight-asian="normal" style:font-size-complex="15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 222 </text:p>
      <text:p text:style-name="P1">Homework <text:span text:style-name="T1">3</text:span></text:p>
      <text:p text:style-name="P1">Problem solution approach</text:p>
      <text:p text:style-name="P1"/>
      <text:p text:style-name="P2"><text:span text:style-name="T3"><text:tab/>In this homework </text:span><text:span text:style-name="T4">we should complete arrayList , LinkedList and a </text:span><text:span text:style-name="T17">H</text:span><text:span text:style-name="T4">ybrit</text:span><text:span text:style-name="T17">List</text:span><text:span text:style-name="T4"> that contains both </text:span><text:span text:style-name="T18">A</text:span><text:span text:style-name="T4">rrayList and Linked</text:span><text:span text:style-name="T19">L</text:span><text:span text:style-name="T4">ist. </text:span><text:span text:style-name="T5">I used textbook </text:span><text:span text:style-name="T9">implementation</text:span><text:span text:style-name="T5"> for ArrayList and LinkedList. </text:span></text:p>
      <text:p text:style-name="P2"><text:span text:style-name="T5"><text:tab/>I hold LinkedList and arrayList iterators </text:span><text:span text:style-name="T9">for HybritList </text:span><text:span text:style-name="T20">that keeps current element </text:span><text:span text:style-name="T21">together</text:span><text:span text:style-name="T5">. <text:s/>My approach was that if the </text:span><text:span text:style-name="T22">A</text:span><text:span text:style-name="T5">rray</text:span><text:span text:style-name="T22">L</text:span><text:span text:style-name="T6">ist </text:span><text:span text:style-name="T22">we want to add</text:span><text:span text:style-name="T5">, is full (MAXSIZE) and user want to add middle of them then I removed last element from the array and added the item user gave. And I make a new arrayList </text:span><text:span text:style-name="T6">and putting it to after that </text:span><text:span text:style-name="T22">A</text:span><text:span text:style-name="T6">rrayList. </text:span><text:span text:style-name="T7">With this solution we dont have to shift all elements. We just shift the elements in one arrayList. </text:span><text:span text:style-name="T8">If user want to add to an index that is start of an </text:span><text:span text:style-name="T23">A</text:span><text:span text:style-name="T8">rrayList which is full then we just make an instance of </text:span><text:span text:style-name="T24">A</text:span><text:span text:style-name="T8">rrayList and put the item in it and we add the </text:span><text:span text:style-name="T25">A</text:span><text:span text:style-name="T8">rrayList before the </text:span><text:span text:style-name="T25">A</text:span><text:span text:style-name="T8">rrayList we on. </text:span><text:span text:style-name="T9">The same mechanism also for when index is end of an </text:span><text:span text:style-name="T26">A</text:span><text:span text:style-name="T9">rrayList. </text:span><text:span text:style-name="T27">And if user want to delete an item I just remove it from the ArrayList that contains it.</text:span></text:p>
      <text:p text:style-name="P4"/>
      <text:p text:style-name="P2"><text:span text:style-name="T10"><text:tab/></text:span><text:span text:style-name="T11">In the first homework I </text:span><text:span text:style-name="T16">made</text:span><text:span text:style-name="T11"> </text:span><text:span text:style-name="T12">some </text:span><text:span text:style-name="T11">interface</text:span><text:span text:style-name="T13">s</text:span><text:span text:style-name="T11"> to handle </text:span><text:span text:style-name="T14">alteration</text:span><text:span text:style-name="T11"> in future. </text:span><text:span text:style-name="T14">I guessed we would change the containers. So I made that mechanism as <text:s/>I mentioned in solution approach of first homework </text:span><text:span text:style-name="T15">in detail</text:span><text:span text:style-name="T14">.</text:span></text:p>
      <text:p text:style-name="P5"/>
      <text:p text:style-name="P5"/>
      <text:p text:style-name="P5"/>
      <text:p text:style-name="P5"/>
      <text:p text:style-name="P3"><text:span text:style-name="T14">M</text:span><text:span text:style-name="T2">ehmet Hüseyin YILDIZ</text:span></text:p>
      <text:p text:style-name="P6">20010400409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01:50:29.162736528</meta:creation-date>
    <dc:date>2021-04-16T02:21:01.127465466</dc:date>
    <meta:editing-duration>PT29M18S</meta:editing-duration>
    <meta:editing-cycles>36</meta:editing-cycles>
    <meta:generator>LibreOffice/6.4.6.2$Linux_X86_64 LibreOffice_project/40$Build-2</meta:generator>
    <meta:document-statistic meta:table-count="0" meta:image-count="0" meta:object-count="0" meta:page-count="1" meta:paragraph-count="8" meta:word-count="224" meta:character-count="1259" meta:non-whitespace-character-count="1036"/>
  </office:meta>
</office:document-meta>
</file>